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500000006D261B31A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Standard" style:master-page-name="">
      <style:paragraph-properties fo:margin-left="0cm" fo:margin-right="0cm" fo:text-indent="-0.026cm" style:auto-text-indent="false" style:page-number="auto"/>
    </style:style>
    <style:style style:name="P4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9.691cm" svg:y="0.101cm" svg:width="9.4cm" svg:height="13.801cm" draw:z-index="0"><draw:text-box><text:p text:style-name="P1"><draw:frame draw:style-name="fr2" draw:name="images3" text:anchor-type="paragraph" svg:x="8.516cm" svg:y="0.064cm" svg:width="0.499cm" svg:height="0.681cm" draw:z-index="6"><draw:image xlink:href="Pictures/10000000000000500000006D261B31A2.png" xlink:type="simple" xlink:show="embed" xlink:actuate="onLoad"/></draw:frame>Niveau n°4 <text:s text:c="22"/>Exercice n°2</text:p><text:p text:style-name="P2"/><text:p text:style-name="P2">EF = 92 mm <text:s text:c="2"/>FG = 64 mm <text:s text:c="2"/>EG = 65 mm</text:p><text:p text:style-name="P2">Est ce que le triangle EFG est un triangle rectangle ? (justifier en rédigeant correctement votre raisonnement)</text:p></draw:text-box></draw:frame><draw:frame draw:style-name="fr1" draw:name="Cadre1" text:anchor-type="paragraph" svg:x="0.06cm" svg:y="0.071cm" svg:width="9.4cm" svg:height="13.801cm" draw:z-index="1"><draw:text-box><text:p text:style-name="P1"><draw:frame draw:style-name="fr1" draw:name="Cadre3" text:anchor-type="paragraph" svg:x="-0.161cm" svg:y="13.989cm" svg:width="9.4cm" svg:height="13.801cm" draw:z-index="2"><draw:text-box><text:p text:style-name="P1"><draw:frame draw:style-name="fr2" draw:name="images1" text:anchor-type="paragraph" svg:x="8.516cm" svg:y="0.064cm" svg:width="0.499cm" svg:height="0.681cm" draw:z-index="4"><draw:image xlink:href="Pictures/10000000000000500000006D261B31A2.png" xlink:type="simple" xlink:show="embed" xlink:actuate="onLoad"/></draw:frame>Niveau n°4 <text:s text:c="22"/>Exercice n°3</text:p><text:p text:style-name="P2"/><text:p text:style-name="P2">RS = 5 cm <text:s text:c="2"/>ST = 7 cm <text:s text:c="2"/>RT = 5 cm</text:p><text:p text:style-name="P2">Est ce que le triangle RST est un triangle rectangle ? (justifier en rédigeant correctement votre raisonnement)</text:p></draw:text-box></draw:frame><draw:frame draw:style-name="fr1" draw:name="Cadre4" text:anchor-type="paragraph" svg:x="9.449cm" svg:y="13.959cm" svg:width="9.4cm" svg:height="13.801cm" draw:z-index="3"><draw:text-box><text:p text:style-name="P1"><draw:frame draw:style-name="fr2" draw:name="images2" text:anchor-type="paragraph" svg:x="8.516cm" svg:y="0.064cm" svg:width="0.499cm" svg:height="0.681cm" draw:z-index="5"><draw:image xlink:href="Pictures/10000000000000500000006D261B31A2.png" xlink:type="simple" xlink:show="embed" xlink:actuate="onLoad"/></draw:frame>Niveau n°4 <text:s text:c="22"/>Exercice n°4</text:p><text:p text:style-name="P2"/><text:p text:style-name="P2">RS = 10 cm <text:s text:c="2"/>ST = 7 cm <text:s text:c="2"/>RT = 7 cm</text:p><text:p text:style-name="P2">Est ce que le triangle RST est un triangle rectangle ? (justifier en rédigeant correctement votre raisonnement)</text:p></draw:text-box></draw:frame><draw:frame draw:style-name="fr2" draw:name="images4" text:anchor-type="paragraph" svg:x="8.516cm" svg:y="0.064cm" svg:width="0.499cm" svg:height="0.681cm" draw:z-index="7"><draw:image xlink:href="Pictures/10000000000000500000006D261B31A2.png" xlink:type="simple" xlink:show="embed" xlink:actuate="onLoad"/></draw:frame>Niveau n°4 <text:s text:c="22"/>Exercice n°1</text:p><text:p text:style-name="P2"/><text:p text:style-name="P2">EF = 3,6 cm <text:s text:c="2"/>FG = 6 cm <text:s text:c="2"/>EG = 7 cm</text:p><text:p text:style-name="P2">Est ce que le triangle EFG est un triangle rectangle ? (justifier en rédigeant correctement votre raisonnement)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67cm" fo:margin-bottom="0.808cm" fo:margin-left="0.847cm" fo:margin-right="0.94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12T19:42:21.18</dc:date>
    <dc:creator>guillaume morel</dc:creator>
    <meta:editing-duration>PT1H18M47S</meta:editing-duration>
    <meta:editing-cycles>8</meta:editing-cycles>
    <meta:generator>OpenOffice/4.1.3$Win32 OpenOffice.org_project/413m1$Build-9783</meta:generator>
    <meta:printed-by>guillaume morel</meta:printed-by>
    <meta:print-date>2019-01-06T22:06:03.67</meta:print-date>
    <meta:document-statistic meta:table-count="0" meta:image-count="4" meta:object-count="0" meta:page-count="1" meta:paragraph-count="12" meta:word-count="132" meta:character-count="762"/>
  </office:meta>
</office:document-meta>
</file>